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 style:font-family-generic="roman"/>
    <style:font-face style:name="FreeSans1" svg:font-family="FreeSans" style:font-family-generic="swiss"/>
    <style:font-face style:name="Sylfaen1" svg:font-family="Sylfae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eader" style:family="table">
      <style:table-properties style:width="7.3125in" table:align="margins"/>
    </style:style>
    <style:style style:name="header.A" style:family="table-column">
      <style:table-column-properties style:column-width="7.3125in" style:rel-column-width="65535*"/>
    </style:style>
    <style:style style:name="header.1" style:family="table-row">
      <style:table-row-properties style:min-row-height="0.6875in" fo:keep-together="always"/>
    </style:style>
    <style:style style:name="header.A1" style:family="table-cell">
      <style:table-cell-properties fo:padding="0in" fo:border="none"/>
    </style:style>
    <style:style style:name="Table2" style:family="table">
      <style:table-properties style:width="7.3125in" table:align="margins"/>
    </style:style>
    <style:style style:name="Table2.A" style:family="table-column">
      <style:table-column-properties style:column-width="7.3125in" style:rel-column-width="65535*"/>
    </style:style>
    <style:style style:name="Table2.1" style:family="table-row">
      <style:table-row-properties style:min-row-height="9.0625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3125in" table:align="margins"/>
    </style:style>
    <style:style style:name="Table3.A" style:family="table-column">
      <style:table-column-properties style:column-width="0.0764in" style:rel-column-width="684*"/>
    </style:style>
    <style:style style:name="Table3.B" style:family="table-column">
      <style:table-column-properties style:column-width="1.1736in" style:rel-column-width="10517*"/>
    </style:style>
    <style:style style:name="Table3.C" style:family="table-column">
      <style:table-column-properties style:column-width="1.3125in" style:rel-column-width="11762*"/>
    </style:style>
    <style:style style:name="Table3.D" style:family="table-column">
      <style:table-column-properties style:column-width="0.1875in" style:rel-column-width="1680*"/>
    </style:style>
    <style:style style:name="Table3.E" style:family="table-column">
      <style:table-column-properties style:column-width="1.875in" style:rel-column-width="16803*"/>
    </style:style>
    <style:style style:name="Table3.F" style:family="table-column">
      <style:table-column-properties style:column-width="1.125in" style:rel-column-width="10082*"/>
    </style:style>
    <style:style style:name="Table3.G" style:family="table-column">
      <style:table-column-properties style:column-width="1.4854in" style:rel-column-width="13312*"/>
    </style:style>
    <style:style style:name="Table3.H" style:family="table-column">
      <style:table-column-properties style:column-width="0.0778in" style:rel-column-width="695*"/>
    </style:style>
    <style:style style:name="Table3.1" style:family="table-row">
      <style:table-row-properties style:row-height="0.0625in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style:vertical-align="middle" fo:padding="0in" fo:border="none"/>
    </style:style>
    <style:style style:name="Table3.3" style:family="table-row">
      <style:table-row-properties style:row-height="0.0701in"/>
    </style:style>
    <style:style style:name="Table4" style:family="table">
      <style:table-properties style:width="7.3104in" table:align="left"/>
    </style:style>
    <style:style style:name="Table4.A" style:family="table-column">
      <style:table-column-properties style:column-width="1.2479in"/>
    </style:style>
    <style:style style:name="Table4.B" style:family="table-column">
      <style:table-column-properties style:column-width="0.066in"/>
    </style:style>
    <style:style style:name="Table4.C" style:family="table-column">
      <style:table-column-properties style:column-width="0.0611in"/>
    </style:style>
    <style:style style:name="Table4.D" style:family="table-column">
      <style:table-column-properties style:column-width="0.9993in"/>
    </style:style>
    <style:style style:name="Table4.E" style:family="table-column">
      <style:table-column-properties style:column-width="0.0604in"/>
    </style:style>
    <style:style style:name="Table4.F" style:family="table-column">
      <style:table-column-properties style:column-width="0.0667in"/>
    </style:style>
    <style:style style:name="Table4.G" style:family="table-column">
      <style:table-column-properties style:column-width="0.5632in"/>
    </style:style>
    <style:style style:name="Table4.H" style:family="table-column">
      <style:table-column-properties style:column-width="0.1875in"/>
    </style:style>
    <style:style style:name="Table4.I" style:family="table-column">
      <style:table-column-properties style:column-width="0.5569in"/>
    </style:style>
    <style:style style:name="Table4.L" style:family="table-column">
      <style:table-column-properties style:column-width="1.0451in"/>
    </style:style>
    <style:style style:name="Table4.M" style:family="table-column">
      <style:table-column-properties style:column-width="0.0472in"/>
    </style:style>
    <style:style style:name="Table4.O" style:family="table-column">
      <style:table-column-properties style:column-width="0.8611in"/>
    </style:style>
    <style:style style:name="Table4.P" style:family="table-column">
      <style:table-column-properties style:column-width="0.7486in"/>
    </style:style>
    <style:style style:name="Table4.Q" style:family="table-column">
      <style:table-column-properties style:column-width="0.6243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4.B1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4.D1" style:family="table-cell">
      <style:table-cell-properties style:vertical-align="middle" fo:padding="0.0382in" fo:border-left="none" fo:border-right="none" fo:border-top="0.05pt solid #000000" fo:border-bottom="none"/>
    </style:style>
    <style:style style:name="Table4.Q1" style:family="table-cell">
      <style:table-cell-properties style:vertical-align="middle" fo:padding="0.0382in" fo:border="0.05pt solid #000000"/>
    </style:style>
    <style:style style:name="Table4.2" style:family="table-row">
      <style:table-row-properties style:min-row-height="0.1319in"/>
    </style:style>
    <style:style style:name="Table4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4.B2" style:family="table-cell">
      <style:table-cell-properties style:vertical-align="middle" fo:padding="0.0382in" fo:border-left="none" fo:border-right="0.05pt solid #000000" fo:border-top="none" fo:border-bottom="none"/>
    </style:style>
    <style:style style:name="Table4.D2" style:family="table-cell">
      <style:table-cell-properties style:vertical-align="middle" fo:padding="0.0382in" fo:border="none"/>
    </style:style>
    <style:style style:name="Table4.N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O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4.3" style:family="table-row">
      <style:table-row-properties style:row-height="0.0701in"/>
    </style:style>
    <style:style style:name="Table4.4" style:family="table-row">
      <style:table-row-properties style:min-row-height="0.1938in"/>
    </style:style>
    <style:style style:name="Table4.A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4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4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4.6" style:family="table-row">
      <style:table-row-properties style:min-row-height="0.2431in"/>
    </style:style>
    <style:style style:name="Table4.A7" style:family="table-cell">
      <style:table-cell-properties fo:padding="0.0382in" fo:border="none"/>
    </style:style>
    <style:style style:name="Table4.B7" style:family="table-cell">
      <style:table-cell-properties fo:padding="0.0382in" fo:border="none"/>
    </style:style>
    <style:style style:name="Table4.C7" style:family="table-cell">
      <style:table-cell-properties fo:padding="0.0382in" fo:border="none"/>
    </style:style>
    <style:style style:name="Table4.D7" style:family="table-cell">
      <style:table-cell-properties fo:padding="0.0382in" fo:border="none"/>
    </style:style>
    <style:style style:name="Table4.E7" style:family="table-cell">
      <style:table-cell-properties fo:padding="0.0382in" fo:border="none"/>
    </style:style>
    <style:style style:name="Table4.F7" style:family="table-cell">
      <style:table-cell-properties fo:padding="0.0382in" fo:border="none"/>
    </style:style>
    <style:style style:name="Table4.G7" style:family="table-cell">
      <style:table-cell-properties fo:padding="0.0382in" fo:border="none"/>
    </style:style>
    <style:style style:name="Table4.J7" style:family="table-cell">
      <style:table-cell-properties fo:padding="0.0382in" fo:border="none"/>
    </style:style>
    <style:style style:name="Table4.K7" style:family="table-cell">
      <style:table-cell-properties fo:padding="0.0382in" fo:border="none"/>
    </style:style>
    <style:style style:name="Table4.L7" style:family="table-cell">
      <style:table-cell-properties fo:padding="0.0382in" fo:border="none"/>
    </style:style>
    <style:style style:name="Table4.M7" style:family="table-cell">
      <style:table-cell-properties fo:padding="0.0382in" fo:border="none"/>
    </style:style>
    <style:style style:name="Table4.N7" style:family="table-cell">
      <style:table-cell-properties fo:padding="0.0382in" fo:border="none"/>
    </style:style>
    <style:style style:name="Table4.O7" style:family="table-cell">
      <style:table-cell-properties fo:padding="0.0382in" fo:border="none"/>
    </style:style>
    <style:style style:name="Table4.P7" style:family="table-cell">
      <style:table-cell-properties fo:padding="0.0382in" fo:border="none"/>
    </style:style>
    <style:style style:name="Table4.Q7" style:family="table-cell">
      <style:table-cell-properties fo:padding="0.0382in" fo:border="none"/>
    </style:style>
    <style:style style:name="Table1" style:family="table">
      <style:table-properties style:width="7.3104in" table:align="left"/>
    </style:style>
    <style:style style:name="Table1.A" style:family="table-column">
      <style:table-column-properties style:column-width="0.125in"/>
    </style:style>
    <style:style style:name="Table1.B" style:family="table-column">
      <style:table-column-properties style:column-width="0.5618in"/>
    </style:style>
    <style:style style:name="Table1.C" style:family="table-column">
      <style:table-column-properties style:column-width="1.3729in"/>
    </style:style>
    <style:style style:name="Table1.D" style:family="table-column">
      <style:table-column-properties style:column-width="0.7507in"/>
    </style:style>
    <style:style style:name="Table1.E" style:family="table-column">
      <style:table-column-properties style:column-width="0.7521in"/>
    </style:style>
    <style:style style:name="Table1.F" style:family="table-column">
      <style:table-column-properties style:column-width="0.1875in"/>
    </style:style>
    <style:style style:name="Table1.G" style:family="table-column">
      <style:table-column-properties style:column-width="0.4556in"/>
    </style:style>
    <style:style style:name="Table1.H" style:family="table-column">
      <style:table-column-properties style:column-width="0.8563in"/>
    </style:style>
    <style:style style:name="Table1.I" style:family="table-column">
      <style:table-column-properties style:column-width="2.1257in"/>
    </style:style>
    <style:style style:name="Table1.J" style:family="table-column">
      <style:table-column-properties style:column-width="0.1229in"/>
    </style:style>
    <style:style style:name="Table1.1" style:family="table-row">
      <style:table-row-properties style:row-height="0.0667in" fo:keep-together="always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2" style:family="table-row">
      <style:table-row-properties style:row-height="0.1875in" fo:keep-together="always"/>
    </style:style>
    <style:style style:name="Table1.A2" style:family="table-cell">
      <style:table-cell-properties style:vertical-align="middle" fo:padding="0in" fo:border="none"/>
    </style:style>
    <style:style style:name="Table1.3" style:family="table-row">
      <style:table-row-properties style:row-height="0.0611in"/>
    </style:style>
    <style:style style:name="Table1.4" style:family="table-row">
      <style:table-row-properties style:row-height="0.1875in"/>
    </style:style>
    <style:style style:name="Table1.5" style:family="table-row">
      <style:table-row-properties style:row-height="0.0667in"/>
    </style:style>
    <style:style style:name="Table1.6" style:family="table-row">
      <style:table-row-properties style:row-height="0.1903in"/>
    </style:style>
    <style:style style:name="Table1.7" style:family="table-row">
      <style:table-row-properties style:row-height="0.0576in"/>
    </style:style>
    <style:style style:name="Table1.8" style:family="table-row">
      <style:table-row-properties style:row-height="0.2486in"/>
    </style:style>
    <style:style style:name="Table1.A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8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I8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P1" style:family="paragraph" style:parent-style-name="Text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" style:family="paragraph" style:parent-style-name="Text110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1f29e3" style:font-size-asian="8pt" style:font-weight-asian="bold" style:font-size-complex="11pt"/>
    </style:style>
    <style:style style:name="P3" style:family="paragraph" style:parent-style-name="Text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" style:family="paragraph" style:parent-style-name="Text21">
      <style:paragraph-properties fo:line-height="96%" fo:text-align="center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" style:family="paragraph" style:parent-style-name="Table_20_Contents">
      <style:text-properties fo:font-size="9pt" style:font-size-asian="7.84999990463257pt" style:font-size-complex="9pt"/>
    </style:style>
    <style:style style:name="P6" style:family="paragraph" style:parent-style-name="Table_20_Contents">
      <style:paragraph-properties fo:text-align="justify" style:justify-single-word="false"/>
      <style:text-properties fo:font-size="9pt" style:font-size-asian="7.84999990463257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22d430" officeooo:paragraph-rsid="0022d430" style:font-size-asian="7.84999990463257pt" style:font-size-complex="9pt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291fc4" officeooo:paragraph-rsid="00291fc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 Narrow"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 Narrow" fo:font-size="11pt" style:font-size-asian="11pt" style:font-size-complex="11pt"/>
    </style:style>
    <style:style style:name="P12" style:family="paragraph" style:parent-style-name="Table_20_Contents">
      <style:text-properties style:font-name="Arial1" fo:font-size="11pt" officeooo:rsid="0025e593" officeooo:paragraph-rsid="0025e593" style:font-size-asian="11pt" style:font-size-complex="11pt"/>
    </style:style>
    <style:style style:name="P13" style:family="paragraph" style:parent-style-name="Table_20_Contents">
      <style:text-properties style:font-name="Arial1" fo:font-size="7pt" officeooo:rsid="002ed161" officeooo:paragraph-rsid="002ed161" style:font-size-asian="7pt" style:font-size-complex="7pt"/>
    </style:style>
    <style:style style:name="P14" style:family="paragraph" style:parent-style-name="Table_20_Contents">
      <style:text-properties style:font-name="Arial1" fo:font-size="7pt" officeooo:rsid="00305792" officeooo:paragraph-rsid="00305792" style:font-size-asian="7pt" style:font-size-complex="7pt"/>
    </style:style>
    <style:style style:name="P15" style:family="paragraph" style:parent-style-name="Table_20_Contents">
      <style:paragraph-properties fo:margin-left="0in" fo:margin-right="0in" fo:text-indent="0in" style:auto-text-indent="false" text:number-lines="false" text:line-number="0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1ceb8a"/>
    </style:style>
    <style:style style:name="P18" style:family="paragraph" style:parent-style-name="Text193">
      <style:paragraph-properties fo:margin-left="0in" fo:margin-right="0in" fo:line-height="96%" fo:text-align="start" style:justify-single-word="false" fo:text-indent="0in" style:auto-text-indent="false"/>
      <style:text-properties fo:color="#000000" style:font-name="Verdana" fo:font-size="8pt" fo:letter-spacing="-0.0016in" fo:font-weight="bold" officeooo:rsid="00224819" officeooo:paragraph-rsid="00224819" style:font-size-asian="8pt" style:font-weight-asian="bold" style:font-size-complex="11pt"/>
    </style:style>
    <style:style style:name="P19" style:family="paragraph" style:parent-style-name="Table_20_Contents">
      <style:paragraph-properties fo:margin-left="0in" fo:margin-right="0.0618in" fo:text-align="justify" style:justify-single-word="false" fo:text-indent="0in" style:auto-text-indent="false" text:number-lines="false" text:line-number="0"/>
      <style:text-properties fo:font-size="7.5pt" officeooo:paragraph-rsid="0027aa20" style:font-size-asian="7.5pt" style:font-size-complex="7.5pt"/>
    </style:style>
    <style:style style:name="P20" style:family="paragraph" style:parent-style-name="Table_20_Contents">
      <style:paragraph-properties fo:margin-left="0in" fo:margin-right="0.0618in" fo:text-align="start" style:justify-single-word="false" fo:text-indent="0in" style:auto-text-indent="false" text:number-lines="false" text:line-number="0"/>
      <style:text-properties fo:font-size="11pt" fo:font-style="normal" officeooo:rsid="00291fc4" officeooo:paragraph-rsid="0031b8c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in" fo:margin-right="0.0618in" fo:text-align="end" style:justify-single-word="false" fo:text-indent="0in" style:auto-text-indent="false" text:number-lines="false" text:line-number="0"/>
      <style:text-properties fo:font-size="10.5pt" fo:font-style="normal" officeooo:rsid="00291fc4" officeooo:paragraph-rsid="0031b8cc" style:font-size-asian="10.5pt" style:font-style-asian="normal" style:font-size-complex="10.5pt" style:font-style-complex="normal"/>
    </style:style>
    <style:style style:name="P22" style:family="paragraph" style:parent-style-name="Text92">
      <style:paragraph-properties fo:margin-left="0in" fo:margin-right="0.0618in" fo:line-height="96%" fo:text-align="center" style:justify-single-word="false" fo:text-indent="0in" style:auto-text-indent="false" text:number-lines="false" text:line-number="0"/>
      <style:text-properties fo:color="#000000" style:font-name="Verdana" fo:font-size="8pt" fo:letter-spacing="-0.0016in" fo:font-weight="bold" officeooo:paragraph-rsid="00291fc4" style:font-size-asian="8pt" style:font-weight-asian="bold" style:font-size-complex="7.5pt"/>
    </style:style>
    <style:style style:name="P23" style:family="paragraph" style:parent-style-name="Text92">
      <style:paragraph-properties fo:margin-left="0in" fo:margin-right="0.0618in" fo:line-height="96%" fo:text-align="end" style:justify-single-word="false" fo:text-indent="0in" style:auto-text-indent="false" text:number-lines="false" text:line-number="0"/>
      <style:text-properties fo:color="#000000" style:font-name="Verdana" fo:font-size="8pt" fo:letter-spacing="-0.0016in" fo:font-weight="bold" officeooo:rsid="002cdde3" officeooo:paragraph-rsid="002cdde3" style:font-size-asian="8pt" style:font-weight-asian="bold" style:font-size-complex="7.5pt"/>
    </style:style>
    <style:style style:name="P24" style:family="paragraph" style:parent-style-name="Standard">
      <style:paragraph-properties fo:text-align="center" style:justify-single-word="false"/>
      <style:text-properties officeooo:paragraph-rsid="001bba94"/>
    </style:style>
    <style:style style:name="P25" style:family="paragraph" style:parent-style-name="Standard">
      <style:text-properties fo:font-size="9pt" officeooo:paragraph-rsid="00224819" style:font-size-asian="7.84999990463257pt" style:font-size-complex="9pt"/>
    </style:style>
    <style:style style:name="P26" style:family="paragraph" style:parent-style-name="Standard">
      <style:text-properties fo:font-size="9pt" officeooo:paragraph-rsid="0022d430" style:font-size-asian="7.84999990463257pt" style:font-size-complex="9pt"/>
    </style:style>
    <style:style style:name="P27" style:family="paragraph" style:parent-style-name="Standard">
      <style:text-properties fo:font-size="9pt" officeooo:paragraph-rsid="002366dc" style:font-size-asian="7.84999990463257pt" style:font-size-complex="9pt"/>
    </style:style>
    <style:style style:name="P28" style:family="paragraph" style:parent-style-name="Standard">
      <style:text-properties fo:font-size="9pt" officeooo:paragraph-rsid="00248702" style:font-size-asian="7.84999990463257pt" style:font-size-complex="9pt"/>
    </style:style>
    <style:style style:name="P29" style:family="paragraph" style:parent-style-name="Standard">
      <style:text-properties fo:font-size="9pt" officeooo:paragraph-rsid="0025e593" style:font-size-asian="7.84999990463257pt" style:font-size-complex="9pt"/>
    </style:style>
    <style:style style:name="P30" style:family="paragraph" style:parent-style-name="Standard">
      <style:text-properties fo:font-size="9pt" officeooo:paragraph-rsid="00333ac9" style:font-size-asian="7.84999990463257pt" style:font-size-complex="9pt"/>
    </style:style>
    <style:style style:name="P31" style:family="paragraph" style:parent-style-name="Standard">
      <style:text-properties fo:font-size="11pt" officeooo:paragraph-rsid="001ded60" style:font-size-asian="11pt" style:font-size-complex="11pt"/>
    </style:style>
    <style:style style:name="P32" style:family="paragraph" style:parent-style-name="Standard">
      <style:paragraph-properties fo:text-align="end" style:justify-single-word="false"/>
      <style:text-properties fo:font-size="11pt" officeooo:paragraph-rsid="001ded60" style:font-size-asian="11pt" style:font-size-complex="11pt"/>
    </style:style>
    <style:style style:name="P33" style:family="paragraph" style:parent-style-name="Standard">
      <style:paragraph-properties fo:line-height="100%" fo:text-align="justify" style:justify-single-word="false"/>
      <style:text-properties fo:font-size="11pt" officeooo:paragraph-rsid="0027aa20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font-size="11pt" officeooo:paragraph-rsid="002cdde3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Liberation Sans Narrow" fo:font-size="11pt" officeooo:paragraph-rsid="001fc234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Liberation Sans Narrow" fo:font-size="11pt" officeooo:paragraph-rsid="001fc234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Liberation Sans Narrow" fo:font-size="11pt" officeooo:paragraph-rsid="0020a1fc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ans Narrow" fo:font-size="11pt" officeooo:paragraph-rsid="001fc234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Liberation Sans Narrow" fo:font-size="11pt" officeooo:paragraph-rsid="00224819" style:font-size-asian="11pt" style:font-size-complex="11pt"/>
    </style:style>
    <style:style style:name="P40" style:family="paragraph" style:parent-style-name="Standard">
      <style:text-properties style:font-name="Arial1" fo:font-size="7pt" officeooo:paragraph-rsid="00305792" style:font-size-asian="7pt" style:font-size-complex="7pt"/>
    </style:style>
    <style:style style:name="P41" style:family="paragraph" style:parent-style-name="Text4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1f29e3" style:font-size-asian="8pt" style:font-weight-asian="bold"/>
    </style:style>
    <style:style style:name="P42" style:family="paragraph" style:parent-style-name="Text4">
      <style:paragraph-properties fo:line-height="96%" fo:text-align="justify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3" style:family="paragraph" style:parent-style-name="Text19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4" style:family="paragraph" style:parent-style-name="Text44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224819" style:font-size-asian="8pt" style:font-weight-asian="bold" style:font-size-complex="9pt"/>
    </style:style>
    <style:style style:name="P45" style:family="paragraph" style:parent-style-name="Text28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224819" style:font-size-asian="8pt" style:font-weight-asian="bold" style:font-size-complex="9pt"/>
    </style:style>
    <style:style style:name="P46" style:family="paragraph" style:parent-style-name="Text18">
      <style:paragraph-properties fo:line-height="96%" fo:text-align="start" style:justify-single-word="false"/>
      <style:text-properties fo:color="#000000" style:font-name="Verdana" fo:font-size="8pt" fo:letter-spacing="-0.0016in" fo:font-weight="bold" officeooo:rsid="00224819" officeooo:paragraph-rsid="00224819" style:font-size-asian="8pt" style:font-weight-asian="bold" style:font-size-complex="9pt"/>
    </style:style>
    <style:style style:name="P47" style:family="paragraph" style:parent-style-name="Text46">
      <style:paragraph-properties fo:line-height="96%" fo:text-align="start" style:justify-single-word="false"/>
      <style:text-properties fo:color="#000000" style:font-name="Verdana" fo:font-size="8pt" fo:letter-spacing="-0.0016in" fo:font-weight="bold" officeooo:rsid="0022d430" officeooo:paragraph-rsid="0022d430" style:font-size-asian="8pt" style:font-weight-asian="bold" style:font-size-complex="9pt"/>
    </style:style>
    <style:style style:name="P48" style:family="paragraph" style:parent-style-name="Text19">
      <style:paragraph-properties fo:line-height="96%" fo:text-align="center" style:justify-single-word="false"/>
      <style:text-properties fo:color="#000000" style:font-name="Verdana" fo:font-size="8pt" fo:letter-spacing="-0.0016in" fo:font-weight="bold" officeooo:rsid="00224819" officeooo:paragraph-rsid="00224819" style:font-size-asian="8pt" style:font-weight-asian="bold" style:font-size-complex="9pt"/>
    </style:style>
    <style:style style:name="P49" style:family="paragraph" style:parent-style-name="Text20">
      <style:paragraph-properties fo:line-height="96%" fo:text-align="center" style:justify-single-word="false"/>
      <style:text-properties fo:color="#000000" style:font-name="Verdana" fo:font-size="8pt" fo:letter-spacing="-0.0016in" fo:font-weight="bold" officeooo:paragraph-rsid="0022d430" style:font-size-asian="8pt" style:font-weight-asian="bold" style:font-size-complex="9pt"/>
    </style:style>
    <style:style style:name="P50" style:family="paragraph" style:parent-style-name="Text30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2366dc" style:font-size-asian="8pt" style:font-weight-asian="bold" style:font-size-complex="9pt"/>
    </style:style>
    <style:style style:name="P51" style:family="paragraph" style:parent-style-name="Text22">
      <style:paragraph-properties fo:line-height="96%" fo:text-align="start" style:justify-single-word="false"/>
      <style:text-properties fo:color="#000000" style:font-name="Verdana" fo:font-size="8pt" fo:letter-spacing="-0.0016in" fo:font-weight="bold" officeooo:rsid="0022d430" officeooo:paragraph-rsid="0022d430" style:font-size-asian="8pt" style:font-weight-asian="bold" style:font-size-complex="9pt"/>
    </style:style>
    <style:style style:name="P52" style:family="paragraph" style:parent-style-name="Text22">
      <style:paragraph-properties fo:line-height="96%" fo:text-align="start" style:justify-single-word="false"/>
      <style:text-properties fo:color="#000000" style:font-name="Verdana" fo:font-size="8pt" fo:letter-spacing="-0.0016in" fo:font-weight="bold" officeooo:rsid="00333ac9" officeooo:paragraph-rsid="00333ac9" style:font-size-asian="8pt" style:font-weight-asian="bold" style:font-size-complex="9pt"/>
    </style:style>
    <style:style style:name="P53" style:family="paragraph" style:parent-style-name="Text45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2366dc" style:font-size-asian="8pt" style:font-weight-asian="bold" style:font-size-complex="9pt"/>
    </style:style>
    <style:style style:name="P54" style:family="paragraph" style:parent-style-name="Table_20_Contents">
      <style:paragraph-properties fo:margin-left="0in" fo:margin-right="0.0618in" fo:text-align="justify" style:justify-single-word="false" fo:text-indent="0in" style:auto-text-indent="false" text:number-lines="false" text:line-number="0"/>
      <style:text-properties style:font-name="Sylfaen1" fo:font-size="7.5pt" fo:font-style="italic" officeooo:rsid="0027aa20" officeooo:paragraph-rsid="0027aa20" style:font-size-asian="7.5pt" style:font-style-asian="italic" style:font-size-complex="7.5pt" style:font-style-complex="italic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Sylfaen" fo:font-size="8pt" fo:font-style="italic" officeooo:paragraph-rsid="0027aa20" style:font-size-asian="8pt" style:font-style-asian="italic" style:font-size-complex="8pt"/>
    </style:style>
    <style:style style:name="P56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57" style:family="paragraph">
      <style:paragraph-properties fo:text-align="end"/>
      <style:text-properties style:text-line-through-style="none" style:text-line-through-type="none" style:font-name="Arial" fo:font-size="9pt" fo:font-style="normal" style:text-underline-style="none" fo:font-weight="normal"/>
    </style:style>
    <style:style style:name="P58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normal"/>
    </style:style>
    <style:style style:name="P59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normal"/>
    </style:style>
    <style:style style:name="P6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normal"/>
    </style:style>
    <style:style style:name="P61" style:family="paragraph">
      <style:paragraph-properties fo:text-align="end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64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65" style:family="paragraph">
      <style:paragraph-properties fo:text-align="end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Arial" fo:font-size="7pt" fo:font-style="normal" style:text-underline-style="none" fo:font-weight="normal"/>
    </style:style>
    <style:style style:name="T1" style:family="text">
      <style:text-properties officeooo:rsid="0020a1fc"/>
    </style:style>
    <style:style style:name="T2" style:family="text">
      <style:text-properties officeooo:rsid="0022d430"/>
    </style:style>
    <style:style style:name="T3" style:family="text">
      <style:text-properties style:font-name="Sylfaen1"/>
    </style:style>
    <style:style style:name="T4" style:family="text">
      <style:text-properties style:font-name="Verdana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Verdana1" fo:font-size="9pt" fo:font-weight="bold" officeooo:rsid="0031b8cc" style:font-size-asian="9pt" style:font-weight-asian="bold" style:font-size-complex="9pt" style:font-weight-complex="bold"/>
    </style:style>
    <style:style style:name="T6" style:family="text">
      <style:text-properties officeooo:rsid="00305792"/>
    </style:style>
    <style:style style:name="gr1" style:family="graphic">
      <style:graphic-properties fo:background-color="#ffffff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hotellogo" form:control-implementation="ooo:com.sun.star.form.component.CommandButton" xml:id="control1" form:id="control1" form:label="LOGO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hotelpho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email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address+zip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aweb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facebook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io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ervationnumbe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nam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pany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+ti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avelagentline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ymentmethod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ionality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alt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ild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cardno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omtype+numbe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rival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rivalti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ureti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uredat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ilyrat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urrencysign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tetyp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city+country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erveduser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inuser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outuser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nights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er" table:style-name="header">
        <table:table-column table:style-name="header.A"/>
        <table:table-row table:style-name="header.1">
          <table:table-cell table:style-name="header.A1" office:value-type="string">
            <text:p text:style-name="P24"><draw:control text:anchor-type="as-char" svg:y="0in" draw:z-index="0" draw:style-name="gr1" draw:text-style-name="P56" svg:width="1.3004in" svg:height="0.7098in" draw:control="control1"/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table:number-columns-spanned="8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6"/>
                </table:table-cell>
                <table:table-cell table:style-name="Table3.A2" office:value-type="string">
                  <text:p text:style-name="P3">Folio No./Res No.:</text:p>
                </table:table-cell>
                <table:table-cell table:style-name="Table3.A2" office:value-type="string">
                  <text:p text:style-name="P35"><draw:control text:anchor-type="as-char" svg:y="-0.1173in" draw:z-index="6" draw:style-name="gr2" draw:text-style-name="P61" svg:width="1.3122in" svg:height="0.1571in" draw:control="control7"/></text:p>
                </table:table-cell>
                <table:table-cell table:style-name="Table3.A2" office:value-type="string">
                  <text:p text:style-name="P10">/</text:p>
                </table:table-cell>
                <table:table-cell table:style-name="Table3.A2" office:value-type="string">
                  <text:p text:style-name="P35"><draw:control text:anchor-type="as-char" svg:y="-0.1173in" draw:z-index="7" draw:style-name="gr2" draw:text-style-name="P62" svg:width="1.7177in" svg:height="0.1571in" draw:control="control8"/></text:p>
                </table:table-cell>
                <table:table-cell table:style-name="Table3.A2" office:value-type="string">
                  <text:p text:style-name="P1">Date:</text:p>
                </table:table-cell>
                <table:table-cell table:style-name="Table3.A2" office:value-type="string">
                  <text:p text:style-name="P35"><draw:control text:anchor-type="as-char" svg:y="-0.1102in" draw:z-index="10" draw:style-name="gr2" draw:text-style-name="P63" svg:width="1.485in" svg:height="0.1571in" draw:control="control11"/></text:p>
                </table:table-cell>
                <table:table-cell table:style-name="Table3.A2" office:value-type="string">
                  <text:p text:style-name="P11"/>
                </table:table-cell>
              </table:table-row>
              <table:table-row table:style-name="Table3.3">
                <table:table-cell table:style-name="Table3.A2" table:number-columns-spanned="8" office:value-type="string">
                  <text:p text:style-name="P4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10"/>
                </table:table-cell>
                <table:table-cell table:style-name="Table3.A2" office:value-type="string">
                  <text:p text:style-name="P41">Guest Name:</text:p>
                </table:table-cell>
                <table:table-cell table:style-name="Table3.A2" table:number-columns-spanned="3" office:value-type="string">
                  <text:p text:style-name="P36"><draw:control text:anchor-type="as-char" svg:y="-0.0839in" draw:z-index="8" draw:style-name="gr2" draw:text-style-name="P63" svg:width="3.3748in" svg:height="0.1571in" draw:control="control9"/></text:p>
                </table:table-cell>
                <table:covered-table-cell/>
                <table:covered-table-cell/>
                <table:table-cell table:style-name="Table3.A2" office:value-type="string">
                  <text:p text:style-name="P43">T<text:span text:style-name="T1">ravel </text:span>A<text:span text:style-name="T1">gent</text:span>:</text:p>
                </table:table-cell>
                <table:table-cell table:style-name="Table3.A2" office:value-type="string">
                  <text:p text:style-name="P37"><draw:control text:anchor-type="as-char" svg:y="-0.1102in" draw:z-index="11" draw:style-name="gr2" draw:text-style-name="P63" svg:width="1.485in" svg:height="0.1571in" draw:control="control12"/></text:p>
                </table:table-cell>
                <table:table-cell table:style-name="Table3.A2" office:value-type="string">
                  <text:p text:style-name="P10"/>
                </table:table-cell>
              </table:table-row>
              <table:table-row table:style-name="Table3.3">
                <table:table-cell table:style-name="Table3.A2" table:number-columns-spanned="8" office:value-type="string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10"/>
                </table:table-cell>
                <table:table-cell table:style-name="Table3.A2" office:value-type="string">
                  <text:p text:style-name="P2">Company Name:</text:p>
                </table:table-cell>
                <table:table-cell table:style-name="Table3.A2" table:number-columns-spanned="3" office:value-type="string">
                  <text:p text:style-name="P38"><draw:control text:anchor-type="as-char" svg:y="-0.0839in" draw:z-index="9" draw:style-name="gr2" draw:text-style-name="P63" svg:width="3.3669in" svg:height="0.1571in" draw:control="control10"/></text:p>
                </table:table-cell>
                <table:covered-table-cell/>
                <table:covered-table-cell/>
                <table:table-cell table:style-name="Table3.A2" office:value-type="string">
                  <text:p text:style-name="P18">Payment Method:</text:p>
                </table:table-cell>
                <table:table-cell table:style-name="Table3.A2" office:value-type="string">
                  <text:p text:style-name="P39"><draw:control text:anchor-type="as-char" svg:y="-0.1102in" draw:z-index="12" draw:style-name="gr2" draw:text-style-name="P63" svg:width="1.485in" svg:height="0.1571in" draw:control="control13"/></text:p>
                </table:table-cell>
                <table:table-cell table:style-name="Table3.A2" office:value-type="string">
                  <text:p text:style-name="P10"/>
                </table:table-cell>
              </table:table-row>
              <table:table-row table:style-name="Table3.3">
                <table:table-cell table:style-name="Table3.A2" table:number-columns-spanned="8" office:value-type="string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F"/>
              <table:table-column table:style-name="Table4.C"/>
              <table:table-column table:style-name="Table4.L"/>
              <table:table-column table:style-name="Table4.M" table:number-columns-repeated="2"/>
              <table:table-column table:style-name="Table4.O"/>
              <table:table-column table:style-name="Table4.P"/>
              <table:table-column table:style-name="Table4.Q"/>
              <table:table-row>
                <table:table-cell table:style-name="Table4.A1" office:value-type="string">
                  <text:p text:style-name="P46">Nationality</text:p>
                </table:table-cell>
                <table:table-cell table:style-name="Table4.B1" office:value-type="string">
                  <text:p text:style-name="P48"/>
                </table:table-cell>
                <table:table-cell table:style-name="Table4.A1" office:value-type="string">
                  <text:p text:style-name="P48"/>
                </table:table-cell>
                <table:table-cell table:style-name="Table4.D1" office:value-type="string">
                  <text:p text:style-name="P48">No of <text:span text:style-name="T2">Guest</text:span></text:p>
                </table:table-cell>
                <table:table-cell table:style-name="Table4.B1" office:value-type="string">
                  <text:p text:style-name="P49"/>
                </table:table-cell>
                <table:table-cell table:style-name="Table4.A1" office:value-type="string">
                  <text:p text:style-name="P49"/>
                </table:table-cell>
                <table:table-cell table:style-name="Table4.D1" table:number-columns-spanned="3" office:value-type="string">
                  <text:p text:style-name="P49">Adult / Child</text:p>
                </table:table-cell>
                <table:covered-table-cell/>
                <table:covered-table-cell/>
                <table:table-cell table:style-name="Table4.B1" office:value-type="string">
                  <text:p text:style-name="P4"/>
                </table:table-cell>
                <table:table-cell table:style-name="Table4.A1" office:value-type="string">
                  <text:p text:style-name="P4"/>
                </table:table-cell>
                <table:table-cell table:style-name="Table4.D1" office:value-type="string">
                  <text:p text:style-name="P4">G.R. Card No</text:p>
                </table:table-cell>
                <table:table-cell table:style-name="Table4.B1" office:value-type="string">
                  <text:p text:style-name="P51"/>
                </table:table-cell>
                <table:table-cell table:style-name="Table4.A1" office:value-type="string">
                  <text:p text:style-name="P51"/>
                </table:table-cell>
                <table:table-cell table:style-name="Table4.D1" table:number-columns-spanned="2" office:value-type="string">
                  <text:p text:style-name="P51">Room No</text:p>
                </table:table-cell>
                <table:covered-table-cell/>
                <table:table-cell table:style-name="Table4.Q1" office:value-type="string">
                  <text:p text:style-name="P52">Night(s)</text:p>
                </table:table-cell>
              </table:table-row>
              <table:table-row table:style-name="Table4.2">
                <table:table-cell table:style-name="Table4.A2" office:value-type="string">
                  <text:p text:style-name="P25"><draw:control text:anchor-type="as-char" svg:y="-0.1102in" draw:z-index="13" draw:style-name="gr2" draw:text-style-name="P63" svg:width="1.1713in" svg:height="0.1496in" draw:control="control14"/></text:p>
                </table:table-cell>
                <table:table-cell table:style-name="Table4.B2" office:value-type="string">
                  <text:p text:style-name="P26"/>
                </table:table-cell>
                <table:table-cell table:style-name="Table4.A2" office:value-type="string">
                  <text:p text:style-name="P26"/>
                </table:table-cell>
                <table:table-cell table:style-name="Table4.D2" office:value-type="string">
                  <text:p text:style-name="P26"><draw:control text:anchor-type="as-char" svg:y="-0.1102in" draw:z-index="14" draw:style-name="gr2" draw:text-style-name="P64" svg:width="0.9224in" svg:height="0.1496in" draw:control="control15"/></text:p>
                </table:table-cell>
                <table:table-cell table:style-name="Table4.B2" office:value-type="string">
                  <text:p text:style-name="P26"/>
                </table:table-cell>
                <table:table-cell table:style-name="Table4.A2" office:value-type="string">
                  <text:p text:style-name="P26"/>
                </table:table-cell>
                <table:table-cell table:style-name="Table4.D2" office:value-type="string">
                  <text:p text:style-name="P26"><draw:control text:anchor-type="as-char" svg:y="-0.1102in" draw:z-index="15" draw:style-name="gr2" draw:text-style-name="P65" svg:width="0.4862in" svg:height="0.1496in" draw:control="control16"/></text:p>
                </table:table-cell>
                <table:table-cell table:style-name="Table4.D2" office:value-type="string">
                  <text:p text:style-name="P7">/</text:p>
                </table:table-cell>
                <table:table-cell table:style-name="Table4.D2" office:value-type="string">
                  <text:p text:style-name="P26"><draw:control text:anchor-type="as-char" svg:y="-0.1102in" draw:z-index="16" draw:style-name="gr2" draw:text-style-name="P63" svg:width="0.4803in" svg:height="0.1496in" draw:control="control17"/></text:p>
                </table:table-cell>
                <table:table-cell table:style-name="Table4.B2" office:value-type="string">
                  <text:p text:style-name="P26"/>
                </table:table-cell>
                <table:table-cell table:style-name="Table4.A2" office:value-type="string">
                  <text:p text:style-name="P26"/>
                </table:table-cell>
                <table:table-cell table:style-name="Table4.D2" office:value-type="string">
                  <text:p text:style-name="P26"><draw:control text:anchor-type="as-char" svg:y="-0.1102in" draw:z-index="17" draw:style-name="gr2" draw:text-style-name="P64" svg:width="0.9685in" svg:height="0.1496in" draw:control="control18"/></text:p>
                </table:table-cell>
                <table:table-cell table:style-name="Table4.B2" office:value-type="string">
                  <text:p text:style-name="P5"/>
                </table:table-cell>
                <table:table-cell table:style-name="Table4.N2" office:value-type="string">
                  <text:p text:style-name="P5"/>
                </table:table-cell>
                <table:table-cell table:style-name="Table4.O2" table:number-columns-spanned="2" office:value-type="string">
                  <text:p text:style-name="P27"><draw:control text:anchor-type="as-char" svg:y="-0.0917in" draw:z-index="18" draw:style-name="gr2" draw:text-style-name="P63" svg:width="1.5358in" svg:height="0.1496in" draw:control="control19"/></text:p>
                </table:table-cell>
                <table:covered-table-cell/>
                <table:table-cell table:style-name="Table4.Q1" office:value-type="string">
                  <text:p text:style-name="P30"><draw:control text:anchor-type="as-char" svg:y="-0.1102in" draw:z-index="30" draw:style-name="gr2" draw:text-style-name="P63" svg:width="0.548in" svg:height="0.1496in" draw:control="control31"/></text:p>
                </table:table-cell>
              </table:table-row>
              <table:table-row table:style-name="Table4.3"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  <table:table-cell table:style-name="Table4.D1" office:value-type="string">
                  <text:p text:style-name="P5"/>
                </table:table-cell>
              </table:table-row>
              <table:table-row table:style-name="Table4.4">
                <table:table-cell table:style-name="Table4.A4" office:value-type="string">
                  <text:p text:style-name="P45">Date of Arrival</text:p>
                </table:table-cell>
                <table:table-cell table:style-name="Table4.B4" office:value-type="string">
                  <text:p text:style-name="P5"/>
                </table:table-cell>
                <table:table-cell table:style-name="Table4.A4" office:value-type="string">
                  <text:p text:style-name="P5"/>
                </table:table-cell>
                <table:table-cell table:style-name="Table4.D4" office:value-type="string">
                  <text:p text:style-name="P28"><draw:control text:anchor-type="as-char" svg:y="-0.1102in" draw:z-index="19" draw:style-name="gr2" draw:text-style-name="P63" svg:width="0.9224in" svg:height="0.1496in" draw:control="control20"/></text:p>
                </table:table-cell>
                <table:table-cell table:style-name="Table4.B4" office:value-type="string">
                  <text:p text:style-name="P5"/>
                </table:table-cell>
                <table:table-cell table:style-name="Table4.A4" office:value-type="string">
                  <text:p text:style-name="P5"/>
                </table:table-cell>
                <table:table-cell table:style-name="Table4.D4" table:number-columns-spanned="3" office:value-type="string">
                  <text:p text:style-name="P50">Date of Departure</text:p>
                </table:table-cell>
                <table:covered-table-cell/>
                <table:covered-table-cell/>
                <table:table-cell table:style-name="Table4.B4" office:value-type="string">
                  <text:p text:style-name="P5"/>
                </table:table-cell>
                <table:table-cell table:style-name="Table4.A4" office:value-type="string">
                  <text:p text:style-name="P5"/>
                </table:table-cell>
                <table:table-cell table:style-name="Table4.D4" office:value-type="string">
                  <text:p text:style-name="P29"><draw:control text:anchor-type="as-char" svg:y="-0.1102in" draw:z-index="22" draw:style-name="gr2" draw:text-style-name="P63" svg:width="0.9685in" svg:height="0.1496in" draw:control="control23"/></text:p>
                </table:table-cell>
                <table:table-cell table:style-name="Table4.B4" office:value-type="string">
                  <text:p text:style-name="P51"/>
                </table:table-cell>
                <table:table-cell table:style-name="Table4.A4" office:value-type="string">
                  <text:p text:style-name="P51"/>
                </table:table-cell>
                <table:table-cell table:style-name="Table4.D4" office:value-type="string">
                  <text:p text:style-name="P51">Daily Rate</text:p>
                </table:table-cell>
                <table:table-cell table:style-name="Table4.D4" office:value-type="string">
                  <text:p text:style-name="P29"><draw:control text:anchor-type="as-char" svg:y="-0.1102in" draw:z-index="23" draw:style-name="gr2" draw:text-style-name="P65" svg:width="0.6713in" svg:height="0.1496in" draw:control="control24"/></text:p>
                </table:table-cell>
                <table:table-cell table:style-name="Table4.B4" office:value-type="string">
                  <text:p text:style-name="P29"><draw:control text:anchor-type="as-char" svg:y="-0.1102in" draw:z-index="24" draw:style-name="gr2" draw:text-style-name="P63" svg:width="0.548in" svg:height="0.1496in" draw:control="control25"/></text:p>
                </table:table-cell>
              </table:table-row>
              <table:table-row table:style-name="Table4.3"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  <table:table-cell table:style-name="Table4.D2" office:value-type="string">
                  <text:p text:style-name="P5"/>
                </table:table-cell>
              </table:table-row>
              <table:table-row table:style-name="Table4.6">
                <table:table-cell table:style-name="Table4.A4" office:value-type="string">
                  <text:p text:style-name="P44">Time Of Arrival</text:p>
                </table:table-cell>
                <table:table-cell table:style-name="Table4.B4" office:value-type="string">
                  <text:p text:style-name="P5"/>
                </table:table-cell>
                <table:table-cell table:style-name="Table4.A4" office:value-type="string">
                  <text:p text:style-name="P5"/>
                </table:table-cell>
                <table:table-cell table:style-name="Table4.D4" office:value-type="string">
                  <text:p text:style-name="P28"><draw:control text:anchor-type="as-char" svg:y="-0.1102in" draw:z-index="20" draw:style-name="gr2" draw:text-style-name="P63" svg:width="0.9224in" svg:height="0.1496in" draw:control="control21"/></text:p>
                </table:table-cell>
                <table:table-cell table:style-name="Table4.B4" office:value-type="string">
                  <text:p text:style-name="P5"/>
                </table:table-cell>
                <table:table-cell table:style-name="Table4.A4" office:value-type="string">
                  <text:p text:style-name="P5"/>
                </table:table-cell>
                <table:table-cell table:style-name="Table4.D4" table:number-columns-spanned="3" office:value-type="string">
                  <text:p text:style-name="P53">Time of Departure</text:p>
                </table:table-cell>
                <table:covered-table-cell/>
                <table:covered-table-cell/>
                <table:table-cell table:style-name="Table4.B4" office:value-type="string">
                  <text:p text:style-name="P5"/>
                </table:table-cell>
                <table:table-cell table:style-name="Table4.A4" office:value-type="string">
                  <text:p text:style-name="P5"/>
                </table:table-cell>
                <table:table-cell table:style-name="Table4.D4" office:value-type="string">
                  <text:p text:style-name="P29"><draw:control text:anchor-type="as-char" svg:y="-0.1102in" draw:z-index="21" draw:style-name="gr2" draw:text-style-name="P63" svg:width="0.9685in" svg:height="0.1496in" draw:control="control22"/></text:p>
                </table:table-cell>
                <table:table-cell table:style-name="Table4.B4" office:value-type="string">
                  <text:p text:style-name="P47"/>
                </table:table-cell>
                <table:table-cell table:style-name="Table4.A4" office:value-type="string">
                  <text:p text:style-name="P47"/>
                </table:table-cell>
                <table:table-cell table:style-name="Table4.D4" office:value-type="string">
                  <text:p text:style-name="P47">Rate Type</text:p>
                </table:table-cell>
                <table:table-cell table:style-name="Table4.B4" table:number-columns-spanned="2" office:value-type="string">
                  <text:p text:style-name="P29"><draw:control text:anchor-type="as-char" svg:y="-0.1102in" draw:z-index="25" draw:style-name="gr2" draw:text-style-name="P63" svg:width="1.298in" svg:height="0.1496in" draw:control="control26"/></text:p>
                </table:table-cell>
                <table:covered-table-cell/>
              </table:table-row>
              <table:table-row table:style-name="Table4.3">
                <table:table-cell table:style-name="Table4.A7" office:value-type="string">
                  <text:p text:style-name="P5"/>
                </table:table-cell>
                <table:table-cell table:style-name="Table4.B7" office:value-type="string">
                  <text:p text:style-name="P5"/>
                </table:table-cell>
                <table:table-cell table:style-name="Table4.C7" office:value-type="string">
                  <text:p text:style-name="P5"/>
                </table:table-cell>
                <table:table-cell table:style-name="Table4.D7" office:value-type="string">
                  <text:p text:style-name="P5"/>
                </table:table-cell>
                <table:table-cell table:style-name="Table4.E7" office:value-type="string">
                  <text:p text:style-name="P5"/>
                </table:table-cell>
                <table:table-cell table:style-name="Table4.F7" office:value-type="string">
                  <text:p text:style-name="P5"/>
                </table:table-cell>
                <table:table-cell table:style-name="Table4.G7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Table4.J7" office:value-type="string">
                  <text:p text:style-name="P5"/>
                </table:table-cell>
                <table:table-cell table:style-name="Table4.K7" office:value-type="string">
                  <text:p text:style-name="P5"/>
                </table:table-cell>
                <table:table-cell table:style-name="Table4.L7" office:value-type="string">
                  <text:p text:style-name="P5"/>
                </table:table-cell>
                <table:table-cell table:style-name="Table4.M7" office:value-type="string">
                  <text:p text:style-name="P5"/>
                </table:table-cell>
                <table:table-cell table:style-name="Table4.N7" office:value-type="string">
                  <text:p text:style-name="P5"/>
                </table:table-cell>
                <table:table-cell table:style-name="Table4.O7" office:value-type="string">
                  <text:p text:style-name="P5"/>
                </table:table-cell>
                <table:table-cell table:style-name="Table4.P7" office:value-type="string">
                  <text:p text:style-name="P5"/>
                </table:table-cell>
                <table:table-cell table:style-name="Table4.Q7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2"/>
          </table:table-cell>
          <table:table-cell table:style-name="Table1.A1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3" office:value-type="string">
            <text:p text:style-name="P31"/>
          </table:table-cell>
          <table:covered-table-cell/>
          <table:covered-table-cell/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12"/>
          </table:table-cell>
          <table:table-cell table:style-name="Table1.A2" table:number-columns-spanned="4" office:value-type="string">
            <text:p text:style-name="P32"><draw:control text:anchor-type="as-char" svg:y="-0.1091in" draw:z-index="3" draw:style-name="gr2" draw:text-style-name="P59" svg:width="3.4378in" svg:height="0.1685in" draw:control="control4"/></text:p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p text:style-name="P34"><draw:control text:anchor-type="as-char" svg:y="-0.1091in" draw:z-index="26" draw:style-name="gr2" draw:text-style-name="P60" svg:width="3.4378in" svg:height="0.1685in" draw:control="control27"/></text:p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8"/>
          </table:table-cell>
          <table:table-cell table:style-name="Table1.A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p text:style-name="P8"/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 table:style-name="Table1.4">
          <table:table-cell table:style-name="Table1.A2" office:value-type="string">
            <text:p text:style-name="P8"/>
          </table:table-cell>
          <table:table-cell table:style-name="Table1.A2" table:number-columns-spanned="4" office:value-type="string">
            <text:p text:style-name="P31"><draw:control text:anchor-type="as-char" svg:y="-0.1673in" draw:z-index="4" draw:style-name="gr2" draw:text-style-name="P59" svg:width="3.437in" svg:height="0.1512in" draw:control="control5"/></text:p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p text:style-name="P31"><draw:control text:anchor-type="as-char" svg:y="-0.15in" draw:z-index="5" draw:style-name="gr2" draw:text-style-name="P60" svg:width="3.437in" svg:height="0.1685in" draw:control="control6"/></text:p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8"/>
          </table:table-cell>
          <table:table-cell table:style-name="Table1.A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p text:style-name="P8"/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8"/>
          </table:table-cell>
          <table:table-cell table:style-name="Table1.A2" table:number-columns-spanned="4" office:value-type="string">
            <text:p text:style-name="P31"><draw:control text:anchor-type="as-char" svg:y="-0.1028in" draw:z-index="1" draw:style-name="gr2" draw:text-style-name="P57" svg:width="3.437in" svg:height="0.1705in" draw:control="control2"/></text:p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p text:style-name="P31"><draw:control text:anchor-type="as-char" svg:y="-0.1709in" draw:z-index="2" draw:style-name="gr2" draw:text-style-name="P58" svg:width="3.437in" svg:height="0.1705in" draw:control="control3"/></text:p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 table:style-name="Table1.7">
          <table:table-cell table:style-name="Table1.A2" office:value-type="string">
            <text:p text:style-name="P8"/>
          </table:table-cell>
          <table:table-cell table:style-name="Table1.A2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p text:style-name="P31"/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 table:style-name="Table1.8">
          <table:table-cell table:style-name="Table1.A8" table:number-columns-spanned="2" office:value-type="string">
            <text:p text:style-name="P13">Rese<text:span text:style-name="T6">rved By:</text:span></text:p>
          </table:table-cell>
          <table:covered-table-cell/>
          <table:table-cell table:style-name="Table1.C8" office:value-type="string">
            <text:p text:style-name="P40"><draw:control text:anchor-type="as-char" svg:y="-0.1709in" draw:z-index="27" draw:style-name="gr2" draw:text-style-name="P66" svg:width="1.2961in" svg:height="0.1539in" draw:control="control28"/></text:p>
          </table:table-cell>
          <table:table-cell table:style-name="Table1.C8" office:value-type="string">
            <text:p text:style-name="P14">Checked In By:</text:p>
          </table:table-cell>
          <table:table-cell table:style-name="Table1.C8" table:number-columns-spanned="3" office:value-type="string">
            <text:p text:style-name="P40"><draw:control text:anchor-type="as-char" svg:y="-0.1709in" draw:z-index="28" draw:style-name="gr2" draw:text-style-name="P66" svg:width="1.3185in" svg:height="0.1413in" draw:control="control29"/></text:p>
          </table:table-cell>
          <table:covered-table-cell/>
          <table:covered-table-cell/>
          <table:table-cell table:style-name="Table1.C8" office:value-type="string">
            <text:p text:style-name="P14">Checked Out By:</text:p>
          </table:table-cell>
          <table:table-cell table:style-name="Table1.I8" table:number-columns-spanned="2" office:value-type="string">
            <text:p text:style-name="P40"><draw:control text:anchor-type="as-char" svg:y="-0.1709in" draw:z-index="29" draw:style-name="gr2" draw:text-style-name="P66" svg:width="1.5031in" svg:height="0.1539in" draw:control="control30"/></text:p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 style:font-family-generic="roman"/>
    <style:font-face style:name="FreeSans1" svg:font-family="FreeSans" style:font-family-generic="swiss"/>
    <style:font-face style:name="Sylfaen1" svg:font-family="Sylfae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8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1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563in" style:type="center"/>
          <style:tab-stop style:position="7.312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654in" fo:margin-bottom="0.1654in" fo:margin-left="0.472in" fo:margin-right="0.4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rjoliani</meta:initial-creator>
    <meta:creation-date>2015-02-16T22:33:29.656630056</meta:creation-date>
    <dc:date>2015-02-17T18:41:21.081854440</dc:date>
    <dc:creator>David Jorjoliani</dc:creator>
    <meta:editing-duration>PT1H43M58S</meta:editing-duration>
    <meta:editing-cycles>6</meta:editing-cycles>
    <meta:generator>LibreOffice/4.2.7.2$Linux_x86 LibreOffice_project/420m0$Build-2</meta:generator>
    <meta:document-statistic meta:table-count="5" meta:image-count="0" meta:object-count="0" meta:page-count="1" meta:paragraph-count="54" meta:word-count="51" meta:character-count="263" meta:non-whitespace-character-count="235"/>
  </office:meta>
</office:document-meta>
</file>